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宋体" svg:font-family="宋体" style:font-family-generic="system" style:font-pitch="variable"/>
  </office:font-face-decls>
  <office:automatic-styles>
    <style:style style:name="P1" style:family="paragraph" style:parent-style-name="Standard">
      <style:text-properties officeooo:paragraph-rsid="000d10b2"/>
    </style:style>
    <style:style style:name="P2" style:family="paragraph" style:parent-style-name="Standard">
      <style:text-properties officeooo:rsid="000d10b2" officeooo:paragraph-rsid="000d10b2"/>
    </style:style>
    <style:style style:name="P3" style:family="paragraph" style:parent-style-name="Standard">
      <style:text-properties officeooo:rsid="000d9805" officeooo:paragraph-rsid="000d9805"/>
    </style:style>
    <style:style style:name="P4" style:family="paragraph" style:parent-style-name="Standard">
      <style:text-properties officeooo:rsid="000f7eef" officeooo:paragraph-rsid="000f7eef"/>
    </style:style>
    <style:style style:name="P5" style:family="paragraph" style:parent-style-name="Standard">
      <style:text-properties officeooo:rsid="00102994" officeooo:paragraph-rsid="00102994"/>
    </style:style>
    <style:style style:name="P6" style:family="paragraph" style:parent-style-name="Standard">
      <style:text-properties officeooo:rsid="00102994" officeooo:paragraph-rsid="00120258"/>
    </style:style>
    <style:style style:name="P7" style:family="paragraph" style:parent-style-name="Standard">
      <style:text-properties officeooo:rsid="00120258" officeooo:paragraph-rsid="00120258"/>
    </style:style>
    <style:style style:name="P8" style:family="paragraph" style:parent-style-name="Standard">
      <style:text-properties officeooo:paragraph-rsid="0013d3b8"/>
    </style:style>
    <style:style style:name="P9" style:family="paragraph" style:parent-style-name="Standard">
      <style:text-properties officeooo:rsid="00163383" officeooo:paragraph-rsid="00163383"/>
    </style:style>
    <style:style style:name="P10" style:family="paragraph" style:parent-style-name="Standard">
      <style:text-properties officeooo:rsid="0017cbf0" officeooo:paragraph-rsid="0017cbf0"/>
    </style:style>
    <style:style style:name="P11" style:family="paragraph" style:parent-style-name="Standard">
      <style:text-properties officeooo:rsid="001b2393" officeooo:paragraph-rsid="001b2393"/>
    </style:style>
    <style:style style:name="P12" style:family="paragraph" style:parent-style-name="Standard">
      <style:text-properties officeooo:rsid="001c43ca" officeooo:paragraph-rsid="001c43ca"/>
    </style:style>
    <style:style style:name="P13" style:family="paragraph" style:parent-style-name="Standard">
      <style:text-properties officeooo:rsid="001dbdfb" officeooo:paragraph-rsid="001dbdfb"/>
    </style:style>
    <style:style style:name="T1" style:family="text">
      <style:text-properties officeooo:rsid="000c2ca6"/>
    </style:style>
    <style:style style:name="T2" style:family="text">
      <style:text-properties officeooo:rsid="000d10b2"/>
    </style:style>
    <style:style style:name="T3" style:family="text">
      <style:text-properties officeooo:rsid="000d3353"/>
    </style:style>
    <style:style style:name="T4" style:family="text">
      <style:text-properties officeooo:rsid="000d6a20"/>
    </style:style>
    <style:style style:name="T5" style:family="text">
      <style:text-properties officeooo:rsid="001202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folding_amp_avg: <text:span text:style-name="T1">Average lift and amplitude comparison between folding and extended wing motions by different voltage inputs.</text:span></text:p>
      <text:p text:style-name="Standard"/>
      <text:p text:style-name="Standard">cma_workflow: <text:span text:style-name="T2">Diagram showing workflow of an Evolutionary Algorithm</text:span></text:p>
      <text:p text:style-name="Standard"/>
      <text:p text:style-name="P1">lift_force_comparison_folding_unfolding: Time history of measurement results during three seconds. The green area is downstroke and the white area is upstroke, so the sum of each interval becomes a wing stroke. (a) Flapping Motion, (b) Flapping-Folding Motion, (top, middle, bottom): 58%, 70%, and 86% input.</text:p>
      <text:p text:style-name="P1"/>
      <text:p text:style-name="P2">static_test_experimental_setup: Experimental setup (a) 3D model and schematic of the experimental set-up. (b) Aerodynamic forces test platform.</text:p>
      <text:p text:style-name="P2"/>
      <text:p text:style-name="P2">mpu_sensor: Positioning of MPU accelerometer sensor in Batbot</text:p>
      <text:p text:style-name="P2"/>
      <text:p text:style-name="P2">batbot_ver5: Batbot version 5, 2 gears and tail membrane.</text:p>
      <text:p text:style-name="P2"/>
      <text:p text:style-name="P2">gear_failure: Gear failure example</text:p>
      <text:p text:style-name="P2"/>
      <text:p text:style-name="P2">dynamic_test_result: Lift result of dynamic test with a clear tendency to zero.</text:p>
      <text:p text:style-name="P2"/>
      <text:p text:style-name="P2">2_gear_batbot: 2 gear bot</text:p>
      <text:p text:style-name="P2"/>
      <text:p text:style-name="P2">one_gear_batbot_ver2: Batbot version 2, using only 1 gear</text:p>
      <text:p text:style-name="P2"/>
      <text:p text:style-name="P2">paralel_ellipse: <text:span text:style-name="T3">Parallel plot showing the result of the elliptical optimal experiment, with a clear convergenc to a value</text:span></text:p>
      <text:p text:style-name="P2"/>
      <text:p text:style-name="P2">score_ellipse: <text:span text:style-name="T3">Score of optimization algorithm for elliptical movement</text:span></text:p>
      <text:p text:style-name="P2"/>
      <text:p text:style-name="P2">force_example: <text:span text:style-name="T3">Example of the result of a test, on the right the resulting force and on the left the lift and thrust and the result of the peak analysis.</text:span></text:p>
      <text:p text:style-name="P2"/>
      <text:p text:style-name="P2">workflow_of_optimization: <text:span text:style-name="T3">Workflow of the evolutionary algorithm </text:span><text:span text:style-name="T4">strategy</text:span></text:p>
      <text:p text:style-name="P2"/>
      <text:p text:style-name="P2">ellipse_parametrization: <text:span text:style-name="T4">Parametrization of elliptical leg movement.</text:span></text:p>
      <text:p text:style-name="P2"/>
      <text:p text:style-name="P2"/>
      <text:p text:style-name="P3">new_sensor_testbench: Static test-bench after introducing 6 axis sensor.</text:p>
      <text:p text:style-name="P2"/>
      <text:p text:style-name="P3">6_axis_sensor: Decent 6 axis sensor, 3 Force and 3 Torque sensor.</text:p>
      <text:p text:style-name="P3"/>
      <text:p text:style-name="P3">wireless_uart: Wireless UART communication module.</text:p>
      <text:p text:style-name="P3"/>
      <text:p text:style-name="P3">pyboard: PyBoard Module used to control the Batbot</text:p>
      <text:p text:style-name="P3"/>
      <text:p text:style-name="P3">stm32: Bluepill STM32 Module running C++</text:p>
      <text:p text:style-name="P3"/>
      <text:p text:style-name="P3">force_dynamic: 3D Force measurements from dynamic test-bench experiment</text:p>
      <text:p text:style-name="P3"/>
      <text:p text:style-name="P3"/>
      <text:p text:style-name="P3">pos_dynamic: Position of the Batbot using force measurements and Hookes Law</text:p>
      <text:p text:style-name="P4"><text:soft-page-break/>force_vs_freq: Force and Lift analysis compared to flapping frequency</text:p>
      <text:p text:style-name="P4"/>
      <text:p text:style-name="P4">motor_attack_optim: Optimization score for motor power and attack angle.</text:p>
      <text:p text:style-name="P4"/>
      <text:p text:style-name="P4">wifi_bluetooth: Wifi and Bluetooth wireless models</text:p>
      <text:p text:style-name="P4"/>
      <text:p text:style-name="P4">hover_pos_testbench: Hovering position for optimization algorithm strategy in static test-bench</text:p>
      <text:p text:style-name="P4"/>
      <text:p text:style-name="P4">flight_pos_testbench: Flying position for flight force analysis.</text:p>
      <text:p text:style-name="P4"/>
      <text:p text:style-name="P4">feedback: Feedback controller diagram</text:p>
      <text:p text:style-name="P4"/>
      <text:p text:style-name="P5">static_test_bench_cad: CAD of static test-bench</text:p>
      <text:p text:style-name="P5"/>
      <text:p text:style-name="P5">bat_route_exp: Example of the data obtained of the flight path of a bat.</text:p>
      <text:p text:style-name="P5"/>
      <text:p text:style-name="P5">optitrack: Optitrack device used to measure the trajectory of the flying bats.</text:p>
      <text:p text:style-name="P5"/>
      <text:p text:style-name="P5">bat_marks: Markers used to measure bat flight trajectory</text:p>
      <text:p text:style-name="P5"/>
      <text:p text:style-name="P5">bat_cad: Batbot version 1 CAD</text:p>
      <text:p text:style-name="P5"/>
      <text:p text:style-name="P11">batbot_kinematic: DOFs and morphological parameters of Robo-Bat. Gray variables represent each hinge joint, and black variables describe the structural parameters. The coordinate frames are shown in green. Blue arrows denote biologically meaningful angles in the left forelimb that are not directly actuated. Red arrows show directly actuated angles.</text:p>
      <text:p text:style-name="P11"/>
      <text:p text:style-name="P11">batbot_kinematic_angles: (d-f) Evolution of shoulder angle, elbow angle and wrist angle versus time.</text:p>
      <text:p text:style-name="P5"/>
      <text:p text:style-name="P5"/>
      <text:p text:style-name="P5"/>
      <text:p text:style-name="P5"/>
      <text:p text:style-name="P9">hovering_exp: Hovering experiment</text:p>
      <text:p text:style-name="P9"/>
      <text:p text:style-name="P9">string_exp: Tethered hovering experiment, showing stability and hind-leg movement influence.</text:p>
      <text:p text:style-name="P9"/>
      <text:p text:style-name="P9">good_data: Example of the data acquired by the 6 axis sensor.</text:p>
      <text:p text:style-name="P9"/>
      <text:p text:style-name="P10">biomimic_freq_all: Frequency force comparison of all experiments</text:p>
      <text:p text:style-name="P10"/>
      <text:p text:style-name="P10">biomimic_freq: Frequency force comparison of experiments without optimization experiment</text:p>
      <text:p text:style-name="P9"/>
      <text:p text:style-name="P10">biomimic_force: Thrust and Lift of all experiments</text:p>
      <text:p text:style-name="P5"/>
      <text:p text:style-name="P10">biomimic_force_all: Thrust and Lift of experiments comparison of experiments without optimization experiment</text:p>
      <text:p text:style-name="P10"/>
      <text:p text:style-name="P10">biomimic_4: Force results of experiment 4</text:p>
      <text:p text:style-name="P10"/>
      <text:p text:style-name="P10">biomimic_5: Force results of experiment 5</text:p>
      <text:p text:style-name="P5"/>
      <text:p text:style-name="P10"><text:soft-page-break/>biomimic_3: Force results of experiment 3</text:p>
      <text:p text:style-name="P10"/>
      <text:p text:style-name="P10">biomimic_corr: Correleation Matrix of experiment results, comparing force, thrust, lift, angle of force and frequency.</text:p>
      <text:p text:style-name="P10"/>
      <text:p text:style-name="P12">biomimic_optimizer_results: Results of made experiments and found optimal parameter.</text:p>
      <text:p text:style-name="P12"/>
      <text:p text:style-name="P12">biomimic_optimizer_score: Score improvement during each generation</text:p>
      <text:p text:style-name="P12"/>
      <text:p text:style-name="P13">batdata_movement: Data from real bat, general movements.</text:p>
      <text:p text:style-name="P13"/>
      <text:p text:style-name="P13">batdata_phase_shift: Data from real bat, phase shift.</text:p>
      <text:p text:style-name="P13"/>
      <text:p text:style-name="P13">batdata_bat: Measurements from bat</text:p>
      <text:p text:style-name="P12"/>
      <text:p text:style-name="P5"/>
      <text:p text:style-name="P7">example-fig: This is the example caption</text:p>
      <text:p text:style-name="P7"/>
      <text:p text:style-name="P5">\begin{figure}</text:p>
      <text:p text:style-name="P5"><text:s text:c="2"/>\centering</text:p>
      <text:p text:style-name="P6"><text:s text:c="2"/>\includegraphics[width=0.5\linewidth]{<text:span text:style-name="T5">example-fig.png</text:span>}</text:p>
      <text:p text:style-name="P6"><text:s text:c="2"/>\caption{<text:span text:style-name="T5">This is the example caption</text:span>}</text:p>
      <text:p text:style-name="P6"><text:s text:c="2"/>\label{fig:<text:span text:style-name="T5">example-fig:</text:span></text:p>
      <text:p text:style-name="P5">\end{figure}</text:p>
      <text:p text:style-name="P5"/>
      <text:p text:style-name="P5"/>
      <text:p text:style-name="P5">\begin{figure}[h!]</text:p>
      <text:p text:style-name="P5"><text:s text:c="2"/>\centering</text:p>
      <text:p text:style-name="P5"><text:s text:c="2"/>\includegraphics[width=0.5\linewidth]{folding_amp_avg.png}</text:p>
      <text:p text:style-name="P5"><text:s text:c="2"/>\caption{Average lift and amplitude comparison between folding and extended wing motions by different voltage inputs.}</text:p>
      <text:p text:style-name="P5"><text:s text:c="2"/>\label{fig:folding_amp_avg}</text:p>
      <text:p text:style-name="P5">\end{figure}</text:p>
      <text:p text:style-name="P5"/>
      <text:p text:style-name="P5">\begin{figure}[h!]</text:p>
      <text:p text:style-name="P5"><text:s text:c="2"/>\centering</text:p>
      <text:p text:style-name="P5"><text:s text:c="2"/>\includegraphics[width=0.5\linewidth]{cma_workflow.png}</text:p>
      <text:p text:style-name="P5"><text:s text:c="2"/>\caption{Diagram showing workflow of an Evolutionary Algorithm}</text:p>
      <text:p text:style-name="P5"><text:s text:c="2"/>\label{fig:cma_workflow}</text:p>
      <text:p text:style-name="P5">\end{figure}</text:p>
      <text:p text:style-name="P5"/>
      <text:p text:style-name="P5">\begin{figure}[h!]</text:p>
      <text:p text:style-name="P5"><text:s text:c="2"/>\centering</text:p>
      <text:p text:style-name="P5"><text:s text:c="2"/>\includegraphics[width=0.5\linewidth]{lift_force_comparison_folding_unfolding.png}</text:p>
      <text:p text:style-name="P5"><text:s text:c="2"/>\caption{Time history of measurement results during three seconds. The green area is downstroke and the white area is upstroke, so the sum of each interval becomes a wing stroke. (a) Flapping Motion, (b) Flapping-Folding Motion, (top, middle, bottom): 58\%, 70\%, and 86\% input.}</text:p>
      <text:p text:style-name="P5"><text:s text:c="2"/>\label{fig:lift_force_comparison_folding_unfolding}</text:p>
      <text:p text:style-name="P5">\end{figure}</text:p>
      <text:p text:style-name="P5"/>
      <text:p text:style-name="P5">\begin{figure}[h!]</text:p>
      <text:p text:style-name="P5"><text:s text:c="2"/>\centering</text:p>
      <text:p text:style-name="P5"><text:soft-page-break/><text:s text:c="2"/>\includegraphics[width=0.5\linewidth]{static_test_experimental_setup.png}</text:p>
      <text:p text:style-name="P5"><text:s text:c="2"/>\caption{Experimental setup (a) 3D model and schematic of the experimental set-up. (b) Aerodynamic forces test platform.}</text:p>
      <text:p text:style-name="P5"><text:s text:c="2"/>\label{fig:static_test_experimental_setup}</text:p>
      <text:p text:style-name="P5">\end{figure}</text:p>
      <text:p text:style-name="P5"/>
      <text:p text:style-name="P5">\begin{figure}[h!]</text:p>
      <text:p text:style-name="P5"><text:s text:c="2"/>\centering</text:p>
      <text:p text:style-name="P5"><text:s text:c="2"/>\includegraphics[width=0.5\linewidth]{mpu_sensor.png}</text:p>
      <text:p text:style-name="P5"><text:s text:c="2"/>\caption{Positioning of MPU accelerometer sensor in Batbot}</text:p>
      <text:p text:style-name="P5"><text:s text:c="2"/>\label{fig:mpu_sensor}</text:p>
      <text:p text:style-name="P5">\end{figure}</text:p>
      <text:p text:style-name="P5"/>
      <text:p text:style-name="P5">\begin{figure}[h!]</text:p>
      <text:p text:style-name="P5"><text:s text:c="2"/>\centering</text:p>
      <text:p text:style-name="P5"><text:s text:c="2"/>\includegraphics[width=0.5\linewidth]{batbot_ver5.png}</text:p>
      <text:p text:style-name="P5"><text:s text:c="2"/>\caption{Batbot version 5, 2 gears and tail membrane.}</text:p>
      <text:p text:style-name="P5"><text:s text:c="2"/>\label{fig:batbot_ver5}</text:p>
      <text:p text:style-name="P5">\end{figure}</text:p>
      <text:p text:style-name="P5"/>
      <text:p text:style-name="P5">\begin{figure}[h!]</text:p>
      <text:p text:style-name="P5"><text:s text:c="2"/>\centering</text:p>
      <text:p text:style-name="P5"><text:s text:c="2"/>\includegraphics[width=0.5\linewidth]{gear_failure.png}</text:p>
      <text:p text:style-name="P5"><text:s text:c="2"/>\caption{Gear failure example}</text:p>
      <text:p text:style-name="P5"><text:s text:c="2"/>\label{fig:gear_failure}</text:p>
      <text:p text:style-name="P5">\end{figure}</text:p>
      <text:p text:style-name="P5"/>
      <text:p text:style-name="P5">\begin{figure}[h!]</text:p>
      <text:p text:style-name="P5"><text:s text:c="2"/>\centering</text:p>
      <text:p text:style-name="P5"><text:s text:c="2"/>\includegraphics[width=0.5\linewidth]{dynamic_test_result.png}</text:p>
      <text:p text:style-name="P5"><text:s text:c="2"/>\caption{Lift result of dynamic test with a clear tendency to zero.}</text:p>
      <text:p text:style-name="P5"><text:s text:c="2"/>\label{fig:dynamic_test_result}</text:p>
      <text:p text:style-name="P5">\end{figure}</text:p>
      <text:p text:style-name="P5"/>
      <text:p text:style-name="P5">\begin{figure}[h!]</text:p>
      <text:p text:style-name="P5"><text:s text:c="2"/>\centering</text:p>
      <text:p text:style-name="P5"><text:s text:c="2"/>\includegraphics[width=0.5\linewidth]{2_gear_batbot.png}</text:p>
      <text:p text:style-name="P5"><text:s text:c="2"/>\caption{2 gear bot}</text:p>
      <text:p text:style-name="P5"><text:s text:c="2"/>\label{fig:2_gear_batbot}</text:p>
      <text:p text:style-name="P5">\end{figure}</text:p>
      <text:p text:style-name="P5"/>
      <text:p text:style-name="P5">\begin{figure}[h!]</text:p>
      <text:p text:style-name="P5"><text:s text:c="2"/>\centering</text:p>
      <text:p text:style-name="P5"><text:s text:c="2"/>\includegraphics[width=0.5\linewidth]{one_gear_batbot_ver2.png}</text:p>
      <text:p text:style-name="P5"><text:s text:c="2"/>\caption{Batbot version 2, using only 1 gear}</text:p>
      <text:p text:style-name="P5"><text:s text:c="2"/>\label{fig:one_gear_batbot_ver2}</text:p>
      <text:p text:style-name="P5">\end{figure}</text:p>
      <text:p text:style-name="P5"/>
      <text:p text:style-name="P5">\begin{figure}[h!]</text:p>
      <text:p text:style-name="P5"><text:s text:c="2"/>\centering</text:p>
      <text:p text:style-name="P5"><text:s text:c="2"/>\includegraphics[width=0.5\linewidth]{paralel_ellipse.png}</text:p>
      <text:p text:style-name="P5"><text:soft-page-break/><text:s text:c="2"/>\caption{Parallel plot showing the result of the elliptical optimal experiment, with a clear convergence to a value}</text:p>
      <text:p text:style-name="P5"><text:s text:c="2"/>\label{fig:paralel_ellipse}</text:p>
      <text:p text:style-name="P5">\end{figure}</text:p>
      <text:p text:style-name="P5"/>
      <text:p text:style-name="P5">\begin{figure}[h!]</text:p>
      <text:p text:style-name="P5"><text:s text:c="2"/>\centering</text:p>
      <text:p text:style-name="P5"><text:s text:c="2"/>\includegraphics[width=0.5\linewidth]{score_ellipse.png}</text:p>
      <text:p text:style-name="P5"><text:s text:c="2"/>\caption{Score of optimization algorithm for elliptical movement}</text:p>
      <text:p text:style-name="P5"><text:s text:c="2"/>\label{fig:score_ellipse}</text:p>
      <text:p text:style-name="P5">\end{figure}</text:p>
      <text:p text:style-name="P5"/>
      <text:p text:style-name="P5">\begin{figure}[h!]</text:p>
      <text:p text:style-name="P5"><text:s text:c="2"/>\centering</text:p>
      <text:p text:style-name="P5"><text:s text:c="2"/>\includegraphics[width=0.5\linewidth]{force_example.png}</text:p>
      <text:p text:style-name="P5"><text:s text:c="2"/>\caption{Example of the result of a test, on the right the resulting force and on the left the lift and thrust and the result of the peak analysis.}</text:p>
      <text:p text:style-name="P5"><text:s text:c="2"/>\label{fig:force_example}</text:p>
      <text:p text:style-name="P5">\end{figure}</text:p>
      <text:p text:style-name="P5"/>
      <text:p text:style-name="P5">\begin{figure}[h!]</text:p>
      <text:p text:style-name="P5"><text:s text:c="2"/>\centering</text:p>
      <text:p text:style-name="P5"><text:s text:c="2"/>\includegraphics[width=0.5\linewidth]{workflow_of_optimization.png}</text:p>
      <text:p text:style-name="P5"><text:s text:c="2"/>\caption{Workflow of the evolutionary algorithm strategy}</text:p>
      <text:p text:style-name="P5"><text:s text:c="2"/>\label{fig:workflow_of_optimization}</text:p>
      <text:p text:style-name="P5">\end{figure}</text:p>
      <text:p text:style-name="P5"/>
      <text:p text:style-name="P5">\begin{figure}[h!]</text:p>
      <text:p text:style-name="P5"><text:s text:c="2"/>\centering</text:p>
      <text:p text:style-name="P5"><text:s text:c="2"/>\includegraphics[width=0.5\linewidth]{ellipse_parametrization.png}</text:p>
      <text:p text:style-name="P5"><text:s text:c="2"/>\caption{Parametrization of elliptical leg movement.}</text:p>
      <text:p text:style-name="P5"><text:s text:c="2"/>\label{fig:ellipse_parametrization}</text:p>
      <text:p text:style-name="P5">\end{figure}</text:p>
      <text:p text:style-name="P5"/>
      <text:p text:style-name="P5">\begin{figure}[h!]</text:p>
      <text:p text:style-name="P5"><text:s text:c="2"/>\centering</text:p>
      <text:p text:style-name="P5"><text:s text:c="2"/>\includegraphics[width=0.5\linewidth]{new_sensor_testbench.png}</text:p>
      <text:p text:style-name="P5"><text:s text:c="2"/>\caption{Static test-bench after introducing 6 axis sensor.}</text:p>
      <text:p text:style-name="P5"><text:s text:c="2"/>\label{fig:new_sensor_testbench}</text:p>
      <text:p text:style-name="P5">\end{figure}</text:p>
      <text:p text:style-name="P5"/>
      <text:p text:style-name="P5">\begin{figure}[h!]</text:p>
      <text:p text:style-name="P5"><text:s text:c="2"/>\centering</text:p>
      <text:p text:style-name="P5"><text:s text:c="2"/>\includegraphics[width=0.5\linewidth]{6_axis_sensor.png}</text:p>
      <text:p text:style-name="P5"><text:s text:c="2"/>\caption{Decent 6 axis sensor, 3 Force and 3 Torque sensor.}</text:p>
      <text:p text:style-name="P5"><text:s text:c="2"/>\label{fig:6_axis_sensor}</text:p>
      <text:p text:style-name="P5">\end{figure}</text:p>
      <text:p text:style-name="P5"/>
      <text:p text:style-name="P5">\begin{figure}[h!]</text:p>
      <text:p text:style-name="P5"><text:s text:c="2"/>\centering</text:p>
      <text:p text:style-name="P5"><text:s text:c="2"/>\includegraphics[width=0.5\linewidth]{wireless_uart.png}</text:p>
      <text:p text:style-name="P5"><text:s text:c="2"/>\caption{Wireless UART communication module.}</text:p>
      <text:p text:style-name="P5"><text:soft-page-break/><text:s text:c="2"/>\label{fig:wireless_uart}</text:p>
      <text:p text:style-name="P5">\end{figure}</text:p>
      <text:p text:style-name="P5"/>
      <text:p text:style-name="P5">\begin{figure}[h!]</text:p>
      <text:p text:style-name="P5"><text:s text:c="2"/>\centering</text:p>
      <text:p text:style-name="P5"><text:s text:c="2"/>\includegraphics[width=0.5\linewidth]{pyboard.png}</text:p>
      <text:p text:style-name="P5"><text:s text:c="2"/>\caption{PyBoard Module used to control the Batbot}</text:p>
      <text:p text:style-name="P5"><text:s text:c="2"/>\label{fig:pyboard}</text:p>
      <text:p text:style-name="P5">\end{figure}</text:p>
      <text:p text:style-name="P5"/>
      <text:p text:style-name="P5">\begin{figure}[h!]</text:p>
      <text:p text:style-name="P5"><text:s text:c="2"/>\centering</text:p>
      <text:p text:style-name="P5"><text:s text:c="2"/>\includegraphics[width=0.5\linewidth]{stm32.png}</text:p>
      <text:p text:style-name="P5"><text:s text:c="2"/>\caption{Bluepill STM32 Module running C++}</text:p>
      <text:p text:style-name="P5"><text:s text:c="2"/>\label{fig:stm32}</text:p>
      <text:p text:style-name="P5">\end{figure}</text:p>
      <text:p text:style-name="P5"/>
      <text:p text:style-name="P5">\begin{figure}[h!]</text:p>
      <text:p text:style-name="P5"><text:s text:c="2"/>\centering</text:p>
      <text:p text:style-name="P5"><text:s text:c="2"/>\includegraphics[width=0.5\linewidth]{force_dynamic.png}</text:p>
      <text:p text:style-name="P5"><text:s text:c="2"/>\caption{3D Force measurements from dynamic test-bench experiment}</text:p>
      <text:p text:style-name="P5"><text:s text:c="2"/>\label{fig:force_dynamic}</text:p>
      <text:p text:style-name="P5">\end{figure}</text:p>
      <text:p text:style-name="P5"/>
      <text:p text:style-name="P5">\begin{figure}[h!]</text:p>
      <text:p text:style-name="P5"><text:s text:c="2"/>\centering</text:p>
      <text:p text:style-name="P5"><text:s text:c="2"/>\includegraphics[width=0.5\linewidth]{pos_dynamic.png}</text:p>
      <text:p text:style-name="P5"><text:s text:c="2"/>\caption{Position of the Batbot using force measurements and Hookes Law}</text:p>
      <text:p text:style-name="P5"><text:s text:c="2"/>\label{fig:pos_dynamic}</text:p>
      <text:p text:style-name="P5">\end{figure}</text:p>
      <text:p text:style-name="P5"/>
      <text:p text:style-name="P5">\begin{figure}[h!]</text:p>
      <text:p text:style-name="P5"><text:s text:c="2"/>\centering</text:p>
      <text:p text:style-name="P5"><text:s text:c="2"/>\includegraphics[width=0.5\linewidth]{force_vs_freq.png}</text:p>
      <text:p text:style-name="P5"><text:s text:c="2"/>\caption{Force and Lift analysis compared to flapping frequency}</text:p>
      <text:p text:style-name="P5"><text:s text:c="2"/>\label{fig:force_vs_freq}</text:p>
      <text:p text:style-name="P5">\end{figure}</text:p>
      <text:p text:style-name="P5"/>
      <text:p text:style-name="P5">\begin{figure}[h!]</text:p>
      <text:p text:style-name="P5"><text:s text:c="2"/>\centering</text:p>
      <text:p text:style-name="P5"><text:s text:c="2"/>\includegraphics[width=0.5\linewidth]{motor_attack_optim.png}</text:p>
      <text:p text:style-name="P5"><text:s text:c="2"/>\caption{Optimization score for motor power and attack angle.}</text:p>
      <text:p text:style-name="P5"><text:s text:c="2"/>\label{fig:motor_attack_optim}</text:p>
      <text:p text:style-name="P5">\end{figure}</text:p>
      <text:p text:style-name="P5"/>
      <text:p text:style-name="P5">\begin{figure}[h!]</text:p>
      <text:p text:style-name="P5"><text:s text:c="2"/>\centering</text:p>
      <text:p text:style-name="P5"><text:s text:c="2"/>\includegraphics[width=0.5\linewidth]{wifi_bluetooth.png}</text:p>
      <text:p text:style-name="P5"><text:s text:c="2"/>\caption{Wifi and Bluetooth wireless models}</text:p>
      <text:p text:style-name="P5"><text:s text:c="2"/>\label{fig:wifi_bluetooth}</text:p>
      <text:p text:style-name="P5">\end{figure}</text:p>
      <text:p text:style-name="P5"/>
      <text:p text:style-name="P5"><text:soft-page-break/>\begin{figure}[h!]</text:p>
      <text:p text:style-name="P5"><text:s text:c="2"/>\centering</text:p>
      <text:p text:style-name="P5"><text:s text:c="2"/>\includegraphics[width=0.5\linewidth]{hover_pos_testbench.png}</text:p>
      <text:p text:style-name="P5"><text:s text:c="2"/>\caption{Hovering position for optimization algorithm strategy in static test-bench}</text:p>
      <text:p text:style-name="P5"><text:s text:c="2"/>\label{fig:hover_pos_testbench}</text:p>
      <text:p text:style-name="P5">\end{figure}</text:p>
      <text:p text:style-name="P5"/>
      <text:p text:style-name="P5">\begin{figure}[h!]</text:p>
      <text:p text:style-name="P5"><text:s text:c="2"/>\centering</text:p>
      <text:p text:style-name="P5"><text:s text:c="2"/>\includegraphics[width=0.5\linewidth]{flight_pos_testbench.png}</text:p>
      <text:p text:style-name="P5"><text:s text:c="2"/>\caption{Flying position for flight force analysis.}</text:p>
      <text:p text:style-name="P5"><text:s text:c="2"/>\label{fig:flight_pos_testbench}</text:p>
      <text:p text:style-name="P5">\end{figure}</text:p>
      <text:p text:style-name="P5"/>
      <text:p text:style-name="P5">\begin{figure}[h!]</text:p>
      <text:p text:style-name="P5"><text:s text:c="2"/>\centering</text:p>
      <text:p text:style-name="P5"><text:s text:c="2"/>\includegraphics[width=0.5\linewidth]{feedback.png}</text:p>
      <text:p text:style-name="P5"><text:s text:c="2"/>\caption{Feedback controller diagram}</text:p>
      <text:p text:style-name="P5"><text:s text:c="2"/>\label{fig:feedback}</text:p>
      <text:p text:style-name="P5">\end{figure}</text:p>
      <text:p text:style-name="P5"/>
      <text:p text:style-name="P5">\begin{figure}[h!]</text:p>
      <text:p text:style-name="P5"><text:s text:c="2"/>\centering</text:p>
      <text:p text:style-name="P5"><text:s text:c="2"/>\includegraphics[width=0.5\linewidth]{static_test_bench_cad.png}</text:p>
      <text:p text:style-name="P5"><text:s text:c="2"/>\caption{CAD of static test-bench}</text:p>
      <text:p text:style-name="P5"><text:s text:c="2"/>\label{fig:static_test_bench_cad}</text:p>
      <text:p text:style-name="P5">\end{figure}</text:p>
      <text:p text:style-name="P5"/>
      <text:p text:style-name="P5">\begin{figure}[h!]</text:p>
      <text:p text:style-name="P5"><text:s text:c="2"/>\centering</text:p>
      <text:p text:style-name="P5"><text:s text:c="2"/>\includegraphics[width=0.5\linewidth]{bat_route_exp.png}</text:p>
      <text:p text:style-name="P5"><text:s text:c="2"/>\caption{Example of the data obtained of the flight path of a bat.}</text:p>
      <text:p text:style-name="P5"><text:s text:c="2"/>\label{fig:bat_route_exp}</text:p>
      <text:p text:style-name="P5">\end{figure}</text:p>
      <text:p text:style-name="P5"/>
      <text:p text:style-name="P5">\begin{figure}[h!]</text:p>
      <text:p text:style-name="P5"><text:s text:c="2"/>\centering</text:p>
      <text:p text:style-name="P5"><text:s text:c="2"/>\includegraphics[width=0.5\linewidth]{optitrack.png}</text:p>
      <text:p text:style-name="P5"><text:s text:c="2"/>\caption{Optitrack device used to measure the trajectory of the flying bats.}</text:p>
      <text:p text:style-name="P5"><text:s text:c="2"/>\label{fig:optitrack}</text:p>
      <text:p text:style-name="P5">\end{figure}</text:p>
      <text:p text:style-name="P5"/>
      <text:p text:style-name="P5">\begin{figure}[h!]</text:p>
      <text:p text:style-name="P5"><text:s text:c="2"/>\centering</text:p>
      <text:p text:style-name="P5"><text:s text:c="2"/>\includegraphics[width=0.5\linewidth]{bat_marks.png}</text:p>
      <text:p text:style-name="P5"><text:s text:c="2"/>\caption{Markers used to measure bat flight trajectory}</text:p>
      <text:p text:style-name="P5"><text:s text:c="2"/>\label{fig:bat_marks}</text:p>
      <text:p text:style-name="P5">\end{figure}</text:p>
      <text:p text:style-name="P5"/>
      <text:p text:style-name="P5">\begin{figure}[h!]</text:p>
      <text:p text:style-name="P5"><text:s text:c="2"/>\centering</text:p>
      <text:p text:style-name="P5"><text:s text:c="2"/>\includegraphics[width=0.5\linewidth]{bat_cad.png}</text:p>
      <text:p text:style-name="P5"><text:soft-page-break/><text:s text:c="2"/>\caption{Batbot version 1 CAD}</text:p>
      <text:p text:style-name="P5"><text:s text:c="2"/>\label{fig:bat_cad}</text:p>
      <text:p text:style-name="P5">\end{figure}</text:p>
      <text:p text:style-name="P5"/>
      <text:p text:style-name="P5"/>
      <text:p text:style-name="P5"/>
      <text:p text:style-name="P5"/>
      <text:p text:style-name="P5"/>
      <text:p text:style-name="P5"/>
      <text:p text:style-name="P5"/>
      <text:p text:style-name="P5"/>
      <text:p text:style-name="P5">\begin{figure}[h!]</text:p>
      <text:p text:style-name="P5"><text:s text:c="2"/>\centering</text:p>
      <text:p text:style-name="P5"><text:s text:c="2"/>\includegraphics[width=0.5\linewidth]{hovering_exp.png}</text:p>
      <text:p text:style-name="P5"><text:s text:c="2"/>\caption{Hovering experiment}</text:p>
      <text:p text:style-name="P5"><text:s text:c="2"/>\label{fig:hovering_exp}</text:p>
      <text:p text:style-name="P5">\end{figure}</text:p>
      <text:p text:style-name="P5"/>
      <text:p text:style-name="P5">\begin{figure}[h!]</text:p>
      <text:p text:style-name="P5"><text:s text:c="2"/>\centering</text:p>
      <text:p text:style-name="P5"><text:s text:c="2"/>\includegraphics[width=0.5\linewidth]{string_exp.png}</text:p>
      <text:p text:style-name="P5"><text:s text:c="2"/>\caption{Tethered hovering experiment, showing stability and hind-leg movement influence.}</text:p>
      <text:p text:style-name="P5"><text:s text:c="2"/>\label{fig:string_exp}</text:p>
      <text:p text:style-name="P5">\end{figure}</text:p>
      <text:p text:style-name="P5"/>
      <text:p text:style-name="P5">\begin{figure}[h!]</text:p>
      <text:p text:style-name="P5"><text:s text:c="2"/>\centering</text:p>
      <text:p text:style-name="P5"><text:s text:c="2"/>\includegraphics[width=0.5\linewidth]{good_data.png}</text:p>
      <text:p text:style-name="P5"><text:s text:c="2"/>\caption{Example of the data acquired by the 6 axis sensor.}</text:p>
      <text:p text:style-name="P5"><text:s text:c="2"/>\label{fig:good_data}</text:p>
      <text:p text:style-name="P5">\end{figure}</text:p>
      <text:p text:style-name="P5"/>
      <text:p text:style-name="P5">\begin{figure}[h!]</text:p>
      <text:p text:style-name="P5"><text:s text:c="2"/>\centering</text:p>
      <text:p text:style-name="P5"><text:s text:c="2"/>\includegraphics[width=0.5\linewidth]{biomimic_freq_all.png}</text:p>
      <text:p text:style-name="P5"><text:s text:c="2"/>\caption{Frequency force comparison of all experiments}</text:p>
      <text:p text:style-name="P5"><text:s text:c="2"/>\label{fig:biomimic_freq_all}</text:p>
      <text:p text:style-name="P5">\end{figure}</text:p>
      <text:p text:style-name="P5"/>
      <text:p text:style-name="P5">\begin{figure}[h!]</text:p>
      <text:p text:style-name="P5"><text:s text:c="2"/>\centering</text:p>
      <text:p text:style-name="P5"><text:s text:c="2"/>\includegraphics[width=0.5\linewidth]{biomimic_freq.png}</text:p>
      <text:p text:style-name="P5"><text:s text:c="2"/>\caption{Frequency force comparison of experiments without optimization experiment}</text:p>
      <text:p text:style-name="P5"><text:s text:c="2"/>\label{fig:biomimic_freq}</text:p>
      <text:p text:style-name="P5">\end{figure}</text:p>
      <text:p text:style-name="P5"/>
      <text:p text:style-name="P5">\begin{figure}[h!]</text:p>
      <text:p text:style-name="P5"><text:s text:c="2"/>\centering</text:p>
      <text:p text:style-name="P5"><text:s text:c="2"/>\includegraphics[width=0.5\linewidth]{biomimic_force.png}</text:p>
      <text:p text:style-name="P5"><text:s text:c="2"/>\caption{Thrust and Lift of all experiments}</text:p>
      <text:p text:style-name="P5"><text:s text:c="2"/>\label{fig:biomimic_force}</text:p>
      <text:p text:style-name="P5">\end{figure}</text:p>
      <text:p text:style-name="P5"><text:soft-page-break/></text:p>
      <text:p text:style-name="P5">\begin{figure}[h!]</text:p>
      <text:p text:style-name="P5"><text:s text:c="2"/>\centering</text:p>
      <text:p text:style-name="P5"><text:s text:c="2"/>\includegraphics[width=0.5\linewidth]{biomimic_force_all.png}</text:p>
      <text:p text:style-name="P5"><text:s text:c="2"/>\caption{Thrust and Lift of experiments comparison of experiments without optimization experiment}</text:p>
      <text:p text:style-name="P5"><text:s text:c="2"/>\label{fig:biomimic_force_all}</text:p>
      <text:p text:style-name="P5">\end{figure}</text:p>
      <text:p text:style-name="P5"/>
      <text:p text:style-name="P5">\begin{figure}[h!]</text:p>
      <text:p text:style-name="P5"><text:s text:c="2"/>\centering</text:p>
      <text:p text:style-name="P5"><text:s text:c="2"/>\includegraphics[width=0.5\linewidth]{biomimic_4.png}</text:p>
      <text:p text:style-name="P5"><text:s text:c="2"/>\caption{Force results of experiment 4}</text:p>
      <text:p text:style-name="P5"><text:s text:c="2"/>\label{fig:biomimic_4}</text:p>
      <text:p text:style-name="P5">\end{figure}</text:p>
      <text:p text:style-name="P5"/>
      <text:p text:style-name="P5">\begin{figure}[h!]</text:p>
      <text:p text:style-name="P5"><text:s text:c="2"/>\centering</text:p>
      <text:p text:style-name="P5"><text:s text:c="2"/>\includegraphics[width=0.5\linewidth]{biomimic_5.png}</text:p>
      <text:p text:style-name="P5"><text:s text:c="2"/>\caption{Force results of experiment 5}</text:p>
      <text:p text:style-name="P5"><text:s text:c="2"/>\label{fig:biomimic_5}</text:p>
      <text:p text:style-name="P5">\end{figure}</text:p>
      <text:p text:style-name="P5"/>
      <text:p text:style-name="P5">\begin{figure}[h!]</text:p>
      <text:p text:style-name="P5"><text:s text:c="2"/>\centering</text:p>
      <text:p text:style-name="P5"><text:s text:c="2"/>\includegraphics[width=0.5\linewidth]{biomimic_3.png}</text:p>
      <text:p text:style-name="P5"><text:s text:c="2"/>\caption{Force results of experiment 3}</text:p>
      <text:p text:style-name="P5"><text:s text:c="2"/>\label{fig:biomimic_3}</text:p>
      <text:p text:style-name="P5">\end{figure}</text:p>
      <text:p text:style-name="P5"/>
      <text:p text:style-name="P5">\begin{figure}[h!]</text:p>
      <text:p text:style-name="P5"><text:s text:c="2"/>\centering</text:p>
      <text:p text:style-name="P5"><text:s text:c="2"/>\includegraphics[width=0.5\linewidth]{biomimic_corr.png}</text:p>
      <text:p text:style-name="P5"><text:s text:c="2"/>\caption{Correlation Matrix of experiment results, comparing force, thrust, lift, angle of force and frequency.}</text:p>
      <text:p text:style-name="P5"><text:s text:c="2"/>\label{fig:biomimic_corr}</text:p>
      <text:p text:style-name="P5">\end{figure}</text:p>
      <text:p text:style-name="P5"/>
      <text:p text:style-name="P5"/>
      <text:p text:style-name="P4"/>
      <text:p text:style-name="P4"/>
      <text:p text:style-name="P4"/>
      <text:p text:style-name="P4"/>
      <text:p text:style-name="P4"/>
      <text:p text:style-name="P4"/>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2T14:31:28.777392033</meta:creation-date>
    <dc:date>2024-04-14T17:43:01.093053580</dc:date>
    <meta:editing-duration>PT3H54M21S</meta:editing-duration>
    <meta:editing-cycles>3</meta:editing-cycles>
    <meta:generator>LibreOffice/7.3.7.2$Linux_X86_64 LibreOffice_project/30$Build-2</meta:generator>
    <meta:document-statistic meta:table-count="0" meta:image-count="0" meta:object-count="0" meta:page-count="9" meta:paragraph-count="322" meta:word-count="1156" meta:character-count="13008" meta:non-whitespace-character-count="11814"/>
  </office:meta>
</office:document-meta>
</file>